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3" table:style-name="ta1">
        <table:shapes>
          <draw:frame draw:z-index="0" draw:style-name="gr1" draw:text-style-name="P1" svg:width="771.62pt" svg:height="563.22pt" svg:x="432.23pt" svg:y="3pt">
            <loext:p draw:notify-on-update-of-ranges="test3.F1:test3.F130 test3.G1:test3.G130 test3.H1:test3.H130 test3.I1:test3.I130 test3.J1:test3.J1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office:value-type="float" office:value="5.9" calcext:value-type="float">
            <text:p>5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4"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4" office:value-type="float" office:value="382" calcext:value-type="float">
            <text:p>3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4"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3"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3"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table:number-columns-repeated="3" office:value-type="float" office:value="458" calcext:value-type="float">
            <text:p>458</text:p>
          </table:table-cell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482" calcext:value-type="float">
            <text:p>482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461" calcext:value-type="float">
            <text:p>461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526" calcext:value-type="float">
            <text:p>5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547" calcext:value-type="float">
            <text:p>547</text:p>
          </table:table-cell>
          <table:table-cell office:value-type="float" office:value="537" calcext:value-type="float">
            <text:p>537</text:p>
          </table:table-cell>
          <table:table-cell office:value-type="float" office:value="524" calcext:value-type="float">
            <text:p>524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543" calcext:value-type="float">
            <text:p>543</text:p>
          </table:table-cell>
          <table:table-cell office:value-type="float" office:value="536" calcext:value-type="float">
            <text:p>536</text:p>
          </table:table-cell>
          <table:table-cell office:value-type="float" office:value="524" calcext:value-type="float">
            <text:p>524</text:p>
          </table:table-cell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504" calcext:value-type="float">
            <text:p>504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427" calcext:value-type="float">
            <text:p>427</text:p>
          </table:table-cell>
          <table:table-cell office:value-type="float" office:value="433" calcext:value-type="float">
            <text:p>433</text:p>
          </table:table-cell>
          <table:table-cell office:value-type="float" office:value="439" calcext:value-type="float">
            <text:p>439</text:p>
          </table:table-cell>
          <table:table-cell office:value-type="float" office:value="419" calcext:value-type="float">
            <text:p>41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362" calcext:value-type="float">
            <text:p>362</text:p>
          </table:table-cell>
          <table:table-cell office:value-type="float" office:value="367" calcext:value-type="float">
            <text:p>367</text:p>
          </table:table-cell>
          <table:table-cell office:value-type="float" office:value="376" calcext:value-type="float">
            <text:p>376</text:p>
          </table:table-cell>
          <table:table-cell office:value-type="float" office:value="379" calcext:value-type="float">
            <text:p>37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311" calcext:value-type="float">
            <text:p>311</text:p>
          </table:table-cell>
          <table:table-cell office:value-type="float" office:value="300" calcext:value-type="float">
            <text:p>300</text:p>
          </table:table-cell>
          <table:table-cell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4" office:value-type="float" office:value="88" calcext:value-type="float">
            <text:p>8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67" calcext:value-type="float">
            <text:p>6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59" calcext:value-type="float">
            <text:p>59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8.1923139591723" calcext:value-type="float">
            <text:p>58.1923139592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466" calcext:value-type="float">
            <text:p>466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459" calcext:value-type="float">
            <text:p>459</text:p>
          </table:table-cell>
          <table:table-cell office:value-type="float" office:value="467" calcext:value-type="float">
            <text:p>467</text:p>
          </table:table-cell>
          <table:table-cell office:value-type="float" office:value="475" calcext:value-type="float">
            <text:p>475</text:p>
          </table:table-cell>
          <table:table-cell office:value-type="float" office:value="483" calcext:value-type="float">
            <text:p>48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460" calcext:value-type="float">
            <text:p>460</text:p>
          </table:table-cell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office:value-type="float" office:value="471" calcext:value-type="float">
            <text:p>47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434" calcext:value-type="float">
            <text:p>434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20" calcext:value-type="float">
            <text:p>420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office:value-type="float" office:value="363" calcext:value-type="float">
            <text:p>36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office:value-type="float" office:value="198" calcext:value-type="float">
            <text:p>198</text:p>
          </table:table-cell>
          <table:table-cell office:value-type="float" office:value="179" calcext:value-type="float">
            <text:p>17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195" calcext:value-type="float">
            <text:p>195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94" calcext:value-type="float">
            <text:p>194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210" calcext:value-type="float">
            <text:p>210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95" calcext:value-type="float">
            <text:p>195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07" calcext:value-type="float">
            <text:p>12.07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74" calcext:value-type="float">
            <text:p>174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46279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21:15:45.890234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21:30:30.768574966</dc:date>
    <meta:editing-duration>PT21M18S</meta:editing-duration>
    <meta:editing-cycles>2</meta:editing-cycles>
    <meta:generator>LibreOffice/5.1.6.2$Linux_X86_64 LibreOffice_project/10m0$Build-2</meta:generator>
    <meta:document-statistic meta:table-count="1" meta:cell-count="13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222cm" svg:height="19.87cm" xlink:href=".." xlink:type="simple" chart:class="chart:line" chart:style-name="ch1">
        <chart:legend chart:legend-position="end" svg:x="24.343cm" svg:y="8.64cm" style:legend-expansion="high" chart:style-name="ch2"/>
        <chart:plot-area chart:style-name="ch3" table:cell-range-address="test3.F1:test3.J130" svg:x="0.544cm" svg:y="0.397cm" svg:width="23.255cm" svg:height="19.076cm">
          <chartooo:coordinate-region svg:x="1.351cm" svg:y="0.518cm" svg:width="22.448cm" svg:height="17.9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3.F1:test3.F130" chart:class="chart:line">
            <chart:data-point chart:repeated="130"/>
          </chart:series>
          <chart:series chart:style-name="ch7" chart:values-cell-range-address="test3.G1:test3.G130" chart:class="chart:line">
            <chart:data-point chart:repeated="130"/>
          </chart:series>
          <chart:series chart:style-name="ch8" chart:values-cell-range-address="test3.H1:test3.H130" chart:class="chart:line">
            <chart:data-point chart:repeated="130"/>
          </chart:series>
          <chart:series chart:style-name="ch9" chart:values-cell-range-address="test3.I1:test3.I130" chart:class="chart:line">
            <chart:data-point chart:repeated="130"/>
          </chart:series>
          <chart:series chart:style-name="ch10" chart:values-cell-range-address="test3.J1:test3.J130" chart:class="chart:line">
            <chart:data-point chart:repeated="1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3.F1:test3.F130</svg:desc>
                </draw:g>
              </table:table-cell>
              <table:table-cell office:value-type="float" office:value="0">
                <text:p>0</text:p>
                <draw:g>
                  <svg:desc>test3.G1:test3.G130</svg:desc>
                </draw:g>
              </table:table-cell>
              <table:table-cell office:value-type="float" office:value="0">
                <text:p>0</text:p>
                <draw:g>
                  <svg:desc>test3.H1:test3.H130</svg:desc>
                </draw:g>
              </table:table-cell>
              <table:table-cell office:value-type="float" office:value="0">
                <text:p>0</text:p>
                <draw:g>
                  <svg:desc>test3.I1:test3.I130</svg:desc>
                </draw:g>
              </table:table-cell>
              <table:table-cell office:value-type="float" office:value="58.1923139591723">
                <text:p>58.1923139591723</text:p>
                <draw:g>
                  <svg:desc>test3.J1:test3.J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">
                <text:p>133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0">
                <text:p>130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3">
                <text:p>133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3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